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1.8126in"/>
        </style:tab-stops>
      </style:paragraph-properties>
      <style:text-properties officeooo:rsid="00038b45" officeooo:paragraph-rsid="00038b45"/>
    </style:style>
    <style:style style:name="P2" style:family="paragraph" style:parent-style-name="Standard">
      <style:paragraph-properties>
        <style:tab-stops>
          <style:tab-stop style:position="1.6252in"/>
        </style:tab-stops>
      </style:paragraph-properties>
      <style:text-properties officeooo:rsid="00038b45" officeooo:paragraph-rsid="00038b45"/>
    </style:style>
    <style:style style:name="P3" style:family="paragraph" style:parent-style-name="Standard">
      <style:paragraph-properties>
        <style:tab-stops>
          <style:tab-stop style:position="1.448in"/>
          <style:tab-stop style:position="1.8126in"/>
        </style:tab-stops>
      </style:paragraph-properties>
      <style:text-properties officeooo:rsid="00038b45" officeooo:paragraph-rsid="00038b45"/>
    </style:style>
    <style:style style:name="P4" style:family="paragraph" style:parent-style-name="Standard">
      <style:paragraph-properties>
        <style:tab-stops>
          <style:tab-stop style:position="1.8126in"/>
          <style:tab-stop style:position="1.8752in"/>
        </style:tab-stops>
      </style:paragraph-properties>
      <style:text-properties officeooo:rsid="00038b45" officeooo:paragraph-rsid="00038b45"/>
    </style:style>
    <style:style style:name="P5" style:family="paragraph" style:parent-style-name="Standard">
      <style:paragraph-properties>
        <style:tab-stops>
          <style:tab-stop style:position="1.8126in"/>
          <style:tab-stop style:position="1.9374in"/>
        </style:tab-stops>
      </style:paragraph-properties>
      <style:text-properties officeooo:rsid="00038b45" officeooo:paragraph-rsid="00038b45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 text:c="18"/><text:span text:style-name="T1">Prefix <text:tab/>Verb <text:s text:c="2"/>URI Pattern <text:s text:c="44"/><text:tab/><text:tab/><text:tab/>Controller#Action</text:span></text:p>
      <text:p text:style-name="P1"><text:s text:c="4"/>todo_list_todo_items <text:tab/>GET <text:s text:c="3"/>/todo_lists/:todo_list_id/todo_items(.:format) <text:s text:c="9"/><text:tab/>todo_items#index</text:p>
      <text:p text:style-name="P3"><text:s text:c="25"/><text:tab/><text:tab/>POST <text:s text:c="2"/>/todo_lists/:todo_list_id/todo_items(.:format) <text:s text:c="9"/><text:tab/>todo_items#create</text:p>
      <text:p text:style-name="P1">new_todo_list_todo_item <text:tab/>GET <text:s text:c="3"/>/todo_lists/:todo_list_id/todo_items/new(.:format) <text:s text:c="5"/>todo_items#new</text:p>
      <text:p text:style-name="P1">edit_todo_list_todo_item <text:tab/>GET <text:s text:c="3"/>/todo_lists/:todo_list_id/todo_items/:id/edit(.:format) <text:tab/>todo_items#edit</text:p>
      <text:p text:style-name="P1">todo_list_todo_item <text:tab/>GET <text:s text:c="3"/>/todo_lists/:todo_list_id/todo_items/:id(.:format) <text:s text:c="5"/><text:tab/>todo_items#show</text:p>
      <text:p text:style-name="P1"><text:s text:c="25"/><text:tab/>PATCH <text:s/>/todo_lists/:todo_list_id/todo_items/:id(.:format) <text:s text:c="5"/>todo_items#update</text:p>
      <text:p text:style-name="P1"><text:s text:c="25"/><text:tab/>PUT <text:s text:c="3"/>/todo_lists/:todo_list_id/todo_items/:id(.:format) <text:s text:c="5"/><text:tab/>todo_items#update</text:p>
      <text:p text:style-name="P1"><text:s text:c="25"/><text:tab/>DELETE /todo_lists/:todo_list_id/todo_items/:id(.:format) <text:s text:c="4"/>todo_items#destroy</text:p>
      <text:p text:style-name="P4"><text:s/>todo_lists <text:tab/>GET <text:s text:c="3"/>/todo_lists(.:format) <text:s text:c="34"/><text:tab/><text:tab/>todo_lists#index</text:p>
      <text:p text:style-name="P1"><text:s text:c="25"/><text:tab/>POST <text:s text:c="2"/>/todo_lists(.:format) <text:s text:c="34"/><text:tab/><text:tab/>todo_lists#create</text:p>
      <text:p text:style-name="P1"><text:s text:c="2"/>new_todo_list <text:tab/>GET <text:s text:c="3"/>/todo_lists/new(.:format) <text:s text:c="30"/><text:tab/><text:tab/>todo_lists#new</text:p>
      <text:p text:style-name="P1"><text:s text:c="2"/>edit_todo_list <text:tab/>GET <text:s text:c="3"/>/todo_lists/:id/edit(.:format) <text:s text:c="24"/><text:tab/><text:tab/>todo_lists#edit</text:p>
      <text:p text:style-name="P4"><text:s text:c="3"/>todo_list <text:tab/>GET <text:s text:c="3"/>/todo_lists/:id(.:format) <text:s text:c="30"/><text:tab/><text:tab/>todo_lists#show</text:p>
      <text:p text:style-name="P1"><text:s text:c="25"/><text:tab/>PATCH <text:s/>/todo_lists/:id(.:format) <text:s text:c="30"/><text:tab/><text:tab/>todo_lists#update</text:p>
      <text:p text:style-name="P5"><text:s text:c="25"/><text:tab/>PUT <text:s text:c="3"/>/todo_lists/:id(.:format) <text:s text:c="29"/><text:tab/><text:tab/>todo_lists#update</text:p>
      <text:p text:style-name="P1"><text:s text:c="25"/><text:tab/>DELETE /todo_lists/:id(.:format) <text:s text:c="30"/><text:tab/><text:tab/>todo_lists#destroy</text:p>
      <text:p text:style-name="P1"><text:tab/>root GET <text:s text:c="3"/>/ <text:s text:c="54"/><text:tab/><text:tab/>todo_lists#index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06T10:35:09.336484959</meta:creation-date>
    <meta:print-date>2014-12-06T10:46:03.374071724</meta:print-date>
    <dc:date>2014-12-06T11:08:24.937892698</dc:date>
    <meta:editing-duration>PT18M5S</meta:editing-duration>
    <meta:editing-cycles>1</meta:editing-cycles>
    <meta:document-statistic meta:table-count="0" meta:image-count="0" meta:object-count="0" meta:page-count="1" meta:paragraph-count="18" meta:word-count="65" meta:character-count="1867" meta:non-whitespace-character-count="1105"/>
    <meta:generator>LibreOffice/4.2.7.2$Linux_X86_64 LibreOffice_project/420m0$Build-2</meta:generator>
  </office:meta>
</office:document-meta>
</file>